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87cm" fo:margin-left="-1.879cm" table:align="left" style:writing-mode="lr-tb"/>
    </style:style>
    <style:style style:name="Таблица1.A" style:family="table-column">
      <style:table-column-properties style:column-width="1.323cm"/>
    </style:style>
    <style:style style:name="Таблица1.B" style:family="table-column">
      <style:table-column-properties style:column-width="6.72cm"/>
    </style:style>
    <style:style style:name="Таблица1.C" style:family="table-column">
      <style:table-column-properties style:column-width="3.651cm"/>
    </style:style>
    <style:style style:name="Таблица1.D" style:family="table-column">
      <style:table-column-properties style:column-width="3.916cm"/>
    </style:style>
    <style:style style:name="Таблица1.E" style:family="table-column">
      <style:table-column-properties style:column-width="4.26cm"/>
    </style:style>
    <style:style style:name="Таблица1.A1" style:family="table-cell">
      <style:table-cell-properties style:vertical-align="top" fo:padding="0.176cm" fo:border="0.75pt solid #000000"/>
    </style:style>
    <style:style style:name="Таблица1.A1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</style:style>
    <style:style style:name="P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0" style:family="paragraph" style:parent-style-name="Standard">
      <style:text-properties fo:font-variant="normal" fo:text-transform="none" fo:color="#000000" style:font-name="Arial" fo:font-size="11pt" fo:letter-spacing="normal" fo:language="ru" fo:country="RU" fo:background-color="transparent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</style:style>
    <style:style style:name="P14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Коллоквиум</text:span><text:span text:style-name="T1"> «</text:span><text:span text:style-name="T1">Алгоритмы</text:span><text:span text:style-name="T1"> </text:span><text:span text:style-name="T1">работы</text:span><text:span text:style-name="T1"> </text:span><text:span text:style-name="T1">с</text:span><text:span text:style-name="T1"> </text:span><text:span text:style-name="T1">длинными</text:span><text:span text:style-name="T1"> </text:span><text:span text:style-name="T1">числами</text:span><text:span text:style-name="T1"> </text:span><text:span text:style-name="T1">и</text:span><text:span text:style-name="T1"> </text:span><text:span text:style-name="T1">многочленами</text:span><text:span text:style-name="T1">»</text:span></text:p>
      <text:p text:style-name="P1"><text:span text:style-name="T1">Описание</text:span><text:span text:style-name="T1"> </text:span><text:span text:style-name="T1">и</text:span><text:span text:style-name="T1"> </text:span><text:span text:style-name="T1">пояснения</text:span><text:span text:style-name="T1">:</text:span></text:p>
      <text:p text:style-name="P1">Натуральные числа с нулем:</text:p>
      <text:p text:style-name="P1">(n; A[..]) - номер старшей позиции и массив цифр</text:p>
      <text:p text:style-name="P1">Цифра D (тип — целое) Значение B (тип — логический), цифра k - степень</text:p>
      <text:p text:style-name="P1"><text:tab/> <text:tab/> 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4">№</text:p>
          </table:table-cell>
          <table:table-cell table:style-name="Таблица1.A1" office:value-type="string">
            <text:p text:style-name="P3"><text:span text:style-name="T3">Описание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3"><text:span text:style-name="T3">Имя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модули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функции</text:span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</text:span></text:p>
          </table:table-cell>
          <table:table-cell table:style-name="Таблица1.A1" office:value-type="string">
            <text:p text:style-name="P4">Сравнение натуральных чисел: 1 - если первое больше, 0 - если числа равны, 2 – если второе больше.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  <text:p text:style-name="P4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2</text:span></text:p>
            <text:p text:style-name="P4"/>
          </table:table-cell>
          <table:table-cell table:style-name="Таблица1.A1" office:value-type="string">
            <text:p text:style-name="P2"><text:span text:style-name="T2">Проверка</text:span><text:span text:style-name="T2"> </text:span><text:span text:style-name="T2">на</text:span><text:span text:style-name="T2"> </text:span><text:span text:style-name="T2">ноль</text:span><text:span text:style-name="T2">: </text:span><text:span text:style-name="T2">если</text:span><text:span text:style-name="T2"> </text:span><text:span text:style-name="T2">число</text:span><text:span text:style-name="T2"> </text:span><text:span text:style-name="T2">не</text:span><text:span text:style-name="T2"> </text:span><text:span text:style-name="T2">равно</text:span><text:span text:style-name="T2"> </text:span><text:span text:style-name="T2">нулю</text:span><text:span text:style-name="T2">, </text:span><text:span text:style-name="T2">то</text:span><text:span text:style-name="T2"> 0, </text:span><text:span text:style-name="T2">иначе</text:span><text:span text:style-name="T2"> 1.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3</text:span></text:p>
          </table:table-cell>
          <table:table-cell table:style-name="Таблица1.A1" office:value-type="string">
            <text:p text:style-name="P2"><text:span text:style-name="T2">Добавление</text:span><text:span text:style-name="T2"> 1 </text:span><text:span text:style-name="T2">к</text:span><text:span text:style-name="T2"> </text:span><text:span text:style-name="T2">натуральному</text:span><text:span text:style-name="T2"> </text:span><text:span text:style-name="T2">числу</text:span><text:span text:style-name="T2">.</text:span></text:p>
          </table:table-cell>
          <table:table-cell table:style-name="Таблица1.A1" office:value-type="string">
            <text:p text:style-name="P2"><text:span text:style-name="T2">ADD</text:span><text:span text:style-name="T2">_1</text:span><text:span text:style-name="T2">N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  <text:p text:style-name="P5">COPY_N_N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4</text:span></text:p>
          </table:table-cell>
          <table:table-cell table:style-name="Таблица1.A1" office:value-type="string">
            <text:p text:style-name="P2"><text:span text:style-name="T2">Сл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_NN_D</text:span></text:p>
            <text:p text:style-name="P8"><text:span text:style-name="T2">COPY_N_N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_N_N</text:p>
            <text:p text:style-name="P5">DEL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5</text:span></text:p>
          </table:table-cell>
          <table:table-cell table:style-name="Таблица1.A1" office:value-type="string">
            <text:p text:style-name="P4">Вычитание из первого числа второго, если первое меньше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6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</text:span><text:span text:style-name="T2">цифру</text:span><text:span text:style-name="T2"> [0; 9]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4">ADD_NN_N</text:p>
            <text:p text:style-name="P4">MUL_Nk_N</text:p>
          </table:table-cell>
          <table:table-cell table:style-name="Таблица1.A1" office:value-type="string">
            <text:p text:style-name="P4">MUL_Nk_N</text:p>
            <text:p text:style-name="P7"><text:span text:style-name="T2">ADD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ext:soft-page-break/>
        <table:table-row>
          <table:table-cell table:style-name="Таблица1.A1" office:value-type="string">
            <text:p text:style-name="P2"><text:span text:style-name="T2">N</text:span><text:span text:style-name="T2">-7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10^</text:span><text:span text:style-name="T2">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8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9</text:span></text:p>
          </table:table-cell>
          <table:table-cell table:style-name="Таблица1.A1" office:value-type="string">
            <text:p text:style-name="P4">Вычитание из натурального другого натурального, умноженного на цифру. Если умноженное на цифру натуральное больше вычитаемого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D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MUL_ND_N</text:p>
            <text:p text:style-name="P5">SUB_NN_N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0</text:span></text:p>
          </table:table-cell>
          <table:table-cell table:style-name="Таблица1.A1" office:value-type="string">
            <text:p text:style-name="P4">Вычисление первой цифры деления первого натурального на второе, домноженное на 10^k, где k - номер позиции этой цифры (номер считается с нуля).</text:p>
            <text:p text:style-name="P5">Если делите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MUL_Nk_N</text:p>
            <text:p text:style-name="P5">ADD_1N_N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_N_N</text:p>
            <text:p text:style-name="P5">DEL_N</text:p>
            <text:p text:style-name="P5">NZER_N_B</text:p>
            <text:p text:style-name="P5">MUL_Nk_N</text:p>
            <text:p text:style-name="P5">ADD_1N_N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1</text:span></text:p>
          </table:table-cell>
          <table:table-cell table:style-name="Таблица1.A1" office:value-type="string">
            <text:p text:style-name="Standard">Частное от деления первого натурального числа на второе натуральное. Если делиту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  <text:p text:style-name="P2"><text:span text:style-name="T2">DELZ</text:span><text:span text:style-name="T2">_</text:span><text:span text:style-name="T2">N</text:span><text:span text:style-name="T2">_</text:span><text:span text:style-name="T2">N</text:span></text:p>
            <text:p text:style-name="P2"><text:span text:style-name="T2">NZER</text:span><text:span text:style-name="T2">_</text:span><text:span text:style-name="T2">N</text:span><text:span text:style-name="T2">_</text:span><text:span text:style-name="T2">B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  <text:p text:style-name="P2"><text:span text:style-name="T2">SUB_NN_N</text:span></text:p>
            <text:p text:style-name="P8"><text:span text:style-name="T2">NEW_N_N</text:span></text:p>
            <text:p text:style-name="P8"><text:soft-page-break/><text:span text:style-name="T2">DEL_N</text:span></text:p>
            <text:p text:style-name="P8"><text:span text:style-name="T2">ADD_1N_N</text:span></text:p>
            <text:p text:style-name="P8"><text:span text:style-name="T2">COPY_N_N</text:span></text:p>
          </table:table-cell>
        </table:table-row>
        <table:table-row>
          <table:table-cell table:style-name="Таблица1.A13" office:value-type="string">
            <text:p text:style-name="P2">N-12</text:p>
          </table:table-cell>
          <table:table-cell table:style-name="Таблица1.A13" office:value-type="string">
            <text:p text:style-name="P10">Остаток от деления первого натурального числа на второе натуральное. Если делитель равен нулю, то вывести натуральное, на 1 больше, чем делимое.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DIV_NN_N</text:p>
          </table:table-cell>
          <table:table-cell table:style-name="Таблица1.A13" office:value-type="string">
            <text:p text:style-name="P2">DIV_NN_N</text:p>
            <text:p text:style-name="P2"><text:span text:style-name="T2">MUL_NN_N</text:span></text:p>
            <text:p text:style-name="P2"><text:span text:style-name="T2">MUL_ND_N</text:span></text:p>
            <text:p text:style-name="P2"><text:span text:style-name="T2">ADD_NN_N</text:span></text:p>
            <text:p text:style-name="P2"><text:span text:style-name="T2">MUL_Nk_N</text:span></text:p>
            <text:p text:style-name="P2"><text:span text:style-name="T2">COM_NN_D</text:span></text:p>
            <text:p text:style-name="P2"><text:span text:style-name="T2">DELZ_N_N</text:span></text:p>
            <text:p text:style-name="P2"><text:span text:style-name="T2">NZER_N_B</text:span></text:p>
            <text:p text:style-name="P2"><text:span text:style-name="T2">DIV_NN_Nk</text:span></text:p>
            <text:p text:style-name="P2"><text:span text:style-name="T2">SUB_NN_N</text:span></text:p>
            <text:p text:style-name="P8"><text:span text:style-name="T2">NEW_N_N</text:span></text:p>
            <text:p text:style-name="P8"><text:span text:style-name="T2">DEL_N</text:span></text:p>
            <text:p text:style-name="P8"><text:span text:style-name="T2">ADD_1N_N</text:span></text:p>
            <text:p text:style-name="P8"><text:span text:style-name="T2">COPY_N_N</text:span></text:p>
          </table:table-cell>
        </table:table-row>
        <table:table-row>
          <table:table-cell table:style-name="Таблица1.A13" office:value-type="string">
            <text:p text:style-name="P2">N-13</text:p>
          </table:table-cell>
          <table:table-cell table:style-name="Таблица1.A13" office:value-type="string">
            <text:p text:style-name="P10">НОД двух натуральных чисел. Если одно из чисел равно нулю, то вернуть другое натуральное ненулевое число. Если оба числа равны нулю, то вернуть натуральный ноль.</text:p>
          </table:table-cell>
          <table:table-cell table:style-name="Таблица1.A13" office:value-type="string">
            <text:p text:style-name="P2">GCF_NN_N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MOD_NN_N</text:p>
            <text:p text:style-name="P2">DIV_NN_N</text:p>
            <text:p text:style-name="P2"><text:span text:style-name="T2">MUL_NN_N</text:span></text:p>
            <text:p text:style-name="P2"><text:span text:style-name="T2">MUL_ND_N</text:span></text:p>
            <text:p text:style-name="P2"><text:span text:style-name="T2">ADD_NN_N</text:span></text:p>
            <text:p text:style-name="P2"><text:span text:style-name="T2">MUL_Nk_N</text:span></text:p>
            <text:p text:style-name="P2"><text:span text:style-name="T2">COM_NN_D</text:span></text:p>
            <text:p text:style-name="P2"><text:span text:style-name="T2">DELZ_N_N</text:span></text:p>
            <text:p text:style-name="P2"><text:span text:style-name="T2">NZER_N_B</text:span></text:p>
            <text:p text:style-name="P2"><text:span text:style-name="T2">DIV_NN_Nk</text:span></text:p>
            <text:p text:style-name="P2"><text:span text:style-name="T2">SUB_NN_N</text:span></text:p>
            <text:p text:style-name="P8"><text:span text:style-name="T2">NEW_N_N</text:span></text:p>
            <text:p text:style-name="P8"><text:span text:style-name="T2">DEL_N</text:span></text:p>
            <text:p text:style-name="P8"><text:span text:style-name="T2">ADD_1N_N</text:span></text:p>
            <text:p text:style-name="P8"><text:span text:style-name="T2">COPY_N_N</text:span></text:p>
          </table:table-cell>
        </table:table-row>
        <table:table-row>
          <table:table-cell table:style-name="Таблица1.A13" office:value-type="string">
            <text:p text:style-name="P2">N-15</text:p>
          </table:table-cell>
          <table:table-cell table:style-name="Таблица1.A13" office:value-type="string">
            <text:p text:style-name="P10">Копирование натурального числа в новую переменную с новой выделенной памятью. Нельзя удалять ненужные нули в старших позициях.</text:p>
          </table:table-cell>
          <table:table-cell table:style-name="Таблица1.A13" office:value-type="string">
            <text:p text:style-name="P2">COPY_N_N</text:p>
          </table:table-cell>
          <table:table-cell table:style-name="Таблица1.A13" office:value-type="string">
            <text:p text:style-name="P2"><text:span text:style-name="T2">NEW_N_N</text:span></text:p>
            <text:p text:style-name="P5">DEL_N</text:p>
          </table:table-cell>
          <table:table-cell table:style-name="Таблица1.A13" office:value-type="string">
            <text:p text:style-name="P2"><text:span text:style-name="T2">NEW_N_N</text:span></text:p>
            <text:p text:style-name="P5">DEL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6</text:span></text:p>
          </table:table-cell>
          <table:table-cell table:style-name="Таблица1.A1" office:value-type="string">
            <text:p text:style-name="P2"><text:span text:style-name="T2">Удаление</text:span><text:span text:style-name="T2"> </text:span><text:span text:style-name="T2">всех</text:span><text:span text:style-name="T2"> </text:span><text:span text:style-name="T2">нулей</text:span><text:span text:style-name="T2"> </text:span><text:span text:style-name="T2">в</text:span><text:span text:style-name="T2"> </text:span><text:span text:style-name="T2">старших</text:span><text:span text:style-name="T2"> </text:span><text:span text:style-name="T2">позициях</text:span><text:span text:style-name="T2"> </text:span><text:span text:style-name="T2">числа</text:span><text:span text:style-name="T2">.</text:span>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</table:table-row>
        <table:table-row>
          <table:table-cell table:style-name="Таблица1.A13" office:value-type="string">
            <text:p text:style-name="P2">N-17</text:p>
          </table:table-cell>
          <table:table-cell table:style-name="Таблица1.A13" office:value-type="string">
            <text:p text:style-name="P2">Удаление натурального числа из памяти</text:p>
          </table:table-cell>
          <table:table-cell table:style-name="Таблица1.A13" office:value-type="string">
            <text:p text:style-name="P2">DEL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  <text:soft-page-break/>
        <table:table-row>
          <table:table-cell table:style-name="Таблица1.A13" office:value-type="string">
            <text:p text:style-name="P2">N-18</text:p>
          </table:table-cell>
          <table:table-cell table:style-name="Таблица1.A13" office:value-type="string">
            <text:p text:style-name="P2">Выделение памяти для натурального числа</text:p>
          </table:table-cell>
          <table:table-cell table:style-name="Таблица1.A13" office:value-type="string">
            <text:p text:style-name="P2">NEW_N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Юрчик Олег</dc:creator>
    <meta:editing-cycles>87</meta:editing-cycles>
    <dc:date>2014-10-11T00:39:24</dc:date>
    <meta:editing-duration>P2DT17M11S</meta:editing-duration>
    <meta:document-statistic meta:table-count="1" meta:image-count="0" meta:object-count="0" meta:page-count="4" meta:paragraph-count="196" meta:word-count="437" meta:character-count="3001" meta:non-whitespace-character-count="2754"/>
  </office:meta>
</office:document-meta>
</file>